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000000" style:font-name="Palatino Linotype" fo:font-size="12pt" fo:letter-spacing="normal" fo:font-style="normal" style:text-underline-style="none" fo:font-weight="bold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bold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  <style:style style:name="P4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öte 4</text:p>
      <text:p text:style-name="P3"><text:line-break/> Date: 4/3 -13<text:line-break/><text:line-break/> Facilitator: <text:s/>Andreas<text:line-break/><text:line-break/> Participants: Andreas Wahlström, Erik Arnebäck, Linnea Andersson<text:line-break/><text:line-break/>1. Objectives: </text:p>
      <text:p text:style-name="P3"><text:tab/></text:p>
      <text:p text:style-name="P3"><text:tab/>NA</text:p>
      <text:p text:style-name="P3"><text:line-break/>2. Reports:</text:p>
      <text:p text:style-name="P3"><text:tab/></text:p>
      <text:p text:style-name="P3"><text:tab/>6 Use cases klara</text:p>
      <text:p text:style-name="P3"/>
      <text:p text:style-name="P3"><text:tab/>RAD preliminärt klart<text:line-break/><text:line-break/>3. Discussion items: </text:p>
      <text:p text:style-name="P3"/>
      <text:p text:style-name="P3"><text:tab/>Alla ska läsa igenom RAD</text:p>
      <text:p text:style-name="P3"><text:tab/></text:p>
      <text:p text:style-name="P3"><text:tab/>Några fler Use cases</text:p>
      <text:p text:style-name="P3"><text:tab/><text:tab/>Menu</text:p>
      <text:p text:style-name="P3"><text:tab/><text:tab/>Options</text:p>
      <text:p text:style-name="P3"><text:tab/><text:tab/>HighScore</text:p>
      <text:p text:style-name="P3"><text:line-break/><text:line-break/>4. Outcomes and assignments: </text:p>
      <text:p text:style-name="P3"><text:line-break/><text:tab/>Linnea gör dom nya Use casen</text:p>
      <text:p text:style-name="P3"/>
      <text:p text:style-name="P3"><text:tab/>Erik sammanställer RADen</text:p>
      <text:p text:style-name="P3"/>
      <text:p text:style-name="P3"><text:tab/>Alla ska lära sig mer om AndEngine<text:tab/></text:p>
      <text:p text:style-name="P3"><text:tab/><text:line-break/>5. Wrap up <text:line-break/><text:tab/><text:line-break/><text:tab/>Nästa möte: 10/4 -13<text:line-break/><text:line-break/></text:p>
      <text:p text:style-name="P1"><text:line-break/><text:line-break/><text:soft-pag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6:58:22.41</meta:creation-date>
    <dc:date>2013-04-03T17:04:31.14</dc:date>
    <meta:editing-duration>PT34M49S</meta:editing-duration>
    <meta:editing-cycles>6</meta:editing-cycles>
    <meta:generator>OpenOffice.org/3.4$Win32 OpenOffice.org_project/340m1$Build-9590</meta:generator>
    <meta:document-statistic meta:table-count="0" meta:image-count="0" meta:object-count="0" meta:page-count="2" meta:paragraph-count="20" meta:word-count="68" meta:character-count="446"/>
  </office:meta>
</office:document-meta>
</file>